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Frutiger Next LT W1G" svg:font-family="'Frutiger Next LT W1G'"/>
    <style:font-face style:name="Frutiger Next LT W1G1" svg:font-family="'Frutiger Next LT W1G'"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Frutiger Next LT W1G1" officeooo:rsid="002889db" officeooo:paragraph-rsid="002889db"/>
    </style:style>
    <style:style style:name="P2" style:family="paragraph" style:parent-style-name="Text_20_body">
      <style:text-properties style:font-name="Frutiger Next LT W1G1" fo:font-weight="normal" officeooo:rsid="002889db" officeooo:paragraph-rsid="002889db" style:font-weight-asian="normal" style:font-weight-complex="normal"/>
    </style:style>
    <style:style style:name="P3" style:family="paragraph" style:parent-style-name="Text_20_body">
      <style:paragraph-properties fo:text-align="center" style:justify-single-word="false"/>
      <style:text-properties style:font-name="Frutiger Next LT W1G1" fo:font-weight="normal" officeooo:rsid="002889db" officeooo:paragraph-rsid="002a710d" style:font-weight-asian="normal" style:font-weight-complex="normal"/>
    </style:style>
    <style:style style:name="P4" style:family="paragraph" style:parent-style-name="Text_20_body">
      <style:paragraph-properties fo:text-align="start" style:justify-single-word="false"/>
      <style:text-properties style:font-name="Frutiger Next LT W1G1" fo:font-weight="normal" officeooo:rsid="002889db" officeooo:paragraph-rsid="002889db" style:font-weight-asian="normal" style:font-weight-complex="normal"/>
    </style:style>
    <style:style style:name="P5" style:family="paragraph" style:parent-style-name="Text_20_body">
      <style:text-properties style:font-name="Frutiger Next LT W1G1" fo:font-weight="normal" officeooo:rsid="002211d2" officeooo:paragraph-rsid="002211d2" style:font-weight-asian="normal" style:font-weight-complex="normal"/>
    </style:style>
    <style:style style:name="P6" style:family="paragraph" style:parent-style-name="Standard">
      <style:text-properties style:font-name="Frutiger Next LT W1G1" officeooo:rsid="002582d4" officeooo:paragraph-rsid="002582d4"/>
    </style:style>
    <style:style style:name="P7" style:family="paragraph" style:parent-style-name="Text_20_body" style:list-style-name="L1">
      <style:text-properties style:font-name="Frutiger Next LT W1G1" officeooo:rsid="002889db" officeooo:paragraph-rsid="002889db"/>
    </style:style>
    <style:style style:name="P8" style:family="paragraph" style:parent-style-name="Text_20_body" style:list-style-name="L1">
      <style:text-properties style:font-name="Frutiger Next LT W1G1" officeooo:rsid="002889db" officeooo:paragraph-rsid="002a710d"/>
    </style:style>
    <style:style style:name="P9" style:family="paragraph" style:parent-style-name="Text_20_body" style:list-style-name="L1">
      <style:text-properties style:font-name="Frutiger Next LT W1G1" fo:font-weight="normal" officeooo:rsid="002889db" officeooo:paragraph-rsid="002889db" style:font-weight-asian="normal" style:font-weight-complex="normal"/>
    </style:style>
    <style:style style:name="P10" style:family="paragraph" style:parent-style-name="Text_20_body" style:list-style-name="L1">
      <style:text-properties style:text-position="0% 100%" style:font-name="Frutiger Next LT W1G1" officeooo:rsid="002a710d" officeooo:paragraph-rsid="002a710d"/>
    </style:style>
    <style:style style:name="P11" style:family="paragraph" style:parent-style-name="Heading_20_1">
      <style:paragraph-properties fo:text-align="center" style:justify-single-word="false"/>
      <style:text-properties style:font-name="Frutiger Next LT W1G1" officeooo:paragraph-rsid="001dabda"/>
    </style:style>
    <style:style style:name="P12" style:family="paragraph" style:parent-style-name="Heading_20_2">
      <style:text-properties style:font-name="Frutiger Next LT W1G1" officeooo:paragraph-rsid="001dabda"/>
    </style:style>
    <style:style style:name="P13" style:family="paragraph" style:parent-style-name="Standard" style:list-style-name="L1">
      <style:text-properties style:font-name="Frutiger Next LT W1G1" officeooo:rsid="002889db" officeooo:paragraph-rsid="002889db"/>
    </style:style>
    <style:style style:name="P14" style:family="paragraph" style:parent-style-name="Standard" style:list-style-name="L1">
      <style:text-properties style:font-name="Frutiger Next LT W1G1" fo:font-weight="normal" officeooo:rsid="002889db" officeooo:paragraph-rsid="002889db" style:font-weight-asian="normal" style:font-weight-complex="normal"/>
    </style:style>
    <style:style style:name="P15" style:family="paragraph" style:parent-style-name="Standard" style:list-style-name="L1">
      <style:text-properties style:font-name="Frutiger Next LT W1G1" fo:font-weight="normal" officeooo:rsid="002ffb56" officeooo:paragraph-rsid="002ffb56" style:font-weight-asian="normal" style:font-weight-complex="normal"/>
    </style:style>
    <style:style style:name="P16" style:family="paragraph" style:parent-style-name="Heading_20_3">
      <style:text-properties style:font-name="Frutiger Next LT W1G1" officeooo:rsid="002582d4" officeooo:paragraph-rsid="002582d4"/>
    </style:style>
    <style:style style:name="P17" style:family="paragraph" style:parent-style-name="Heading_20_3" style:list-style-name="">
      <style:text-properties style:font-name="Frutiger Next LT W1G1" officeooo:rsid="002582d4" officeooo:paragraph-rsid="002582d4"/>
    </style:style>
    <style:style style:name="P18" style:family="paragraph" style:parent-style-name="Heading_20_3">
      <style:paragraph-properties fo:break-before="page"/>
      <style:text-properties style:font-name="Frutiger Next LT W1G1" officeooo:rsid="002582d4" officeooo:paragraph-rsid="002582d4"/>
    </style:style>
    <style:style style:name="T1" style:family="text">
      <style:text-properties fo:font-weight="normal" style:font-weight-asian="normal" style:font-weight-complex="normal"/>
    </style:style>
    <style:style style:name="T2" style:family="text">
      <style:text-properties fo:font-weight="normal" officeooo:rsid="00236458" style:font-weight-asian="normal" style:font-weight-complex="normal"/>
    </style:style>
    <style:style style:name="T3" style:family="text">
      <style:text-properties officeooo:rsid="002582d4"/>
    </style:style>
    <style:style style:name="T4" style:family="text">
      <style:text-properties style:text-underline-style="solid" style:text-underline-width="auto" style:text-underline-color="font-color"/>
    </style:style>
    <style:style style:name="T5" style:family="text">
      <style:text-properties style:text-position="sub 58%"/>
    </style:style>
    <style:style style:name="T6" style:family="text">
      <style:text-properties style:text-position="0% 100%"/>
    </style:style>
    <style:style style:name="T7" style:family="text">
      <style:text-properties style:text-position="0% 100%" officeooo:rsid="002a710d"/>
    </style:style>
    <style:style style:name="T8" style:family="text">
      <style:text-properties fo:font-style="italic" style:font-style-asian="italic" style:font-style-complex="italic"/>
    </style:style>
    <style:style style:name="T9" style:family="text">
      <style:text-properties officeooo:rsid="002a710d"/>
    </style:style>
    <style:style style:name="T10" style:family="text">
      <style:text-properties officeooo:rsid="002d76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utorial <text:span text:style-name="T3">3</text:span>: <text:span text:style-name="T3">Schaltungen</text:span></text:h>
      <text:h text:style-name="P12" text:outline-level="2">Ziele</text:h>
      <text:p text:style-name="P6">Sie können Schaltpläne lesen, komplexe Schaltungen auf einem Breadboard aufbauen, optimieren und debuggen.</text:p>
      <text:h text:style-name="P12" text:outline-level="2">Aufgaben</text:h>
      <text:p text:style-name="P1">Bauen Sie für diese Aufgaben alle Schaltungen auf dem Breadboard auf.</text:p>
      <text:h text:style-name="P16" text:outline-level="3">Parallel- und Reihenschaltung von Widerständen</text:h>
      <text:list xml:id="list346560325" text:style-name="L1">
        <text:list-item>
          <text:p text:style-name="P7">Welchen Widerstand haben zwei <text:span text:style-name="T4">in Reihe</text:span> geschaltete (d.h. hintereinander verbundene) 10k-Widerstände? Berechnen Sie zuerst das erwartete Ergebnis und messen Sie nach.</text:p>
        </text:list-item>
        <text:list-item>
          <text:p text:style-name="P7">Welchen Widerstand haben zwei <text:span text:style-name="T4">parallel</text:span> geschaltete (d.h. nebeneinander verbundene) 10k-Widerstände? Berechnen Sie zuerst das erwartete Ergebnis und messen Sie nach.</text:p>
        </text:list-item>
        <text:list-item>
          <text:p text:style-name="P8">Wenn man zwei Widerstände in Reihe schaltet <text:span text:style-name="T9">und eine Spannung </text:span>U<text:span text:style-name="T5">gesamt</text:span><text:span text:style-name="T6"> </text:span><text:span text:style-name="T7">anlegt</text:span>, gilt folgendes Gesetz: <text:line-break/>U<text:span text:style-name="T5">gesamt</text:span> = U<text:span text:style-name="T5">1</text:span> + U<text:span text:style-name="T5">2</text:span>, U<text:span text:style-name="T5">1</text:span> / U<text:span text:style-name="T5">2</text:span> = R<text:span text:style-name="T5">1</text:span>/R<text:span text:style-name="T5">2</text:span><text:span text:style-name="T6">. <text:line-break/></text:span><text:span text:style-name="T7">Deshalb</text:span><text:span text:style-name="T6"> kann man aus zwei Widerständen einen sogenannten Spannungsteiler bauen, der beliebige Spannungen erzeugen kann, die niedriger sind als die Versorgungsspannung. Bauen Sie einen Spannungsteiler aus zwei 10k-Widerständen. Berechnen Sie, welche Spannungen U1 und U2 zu erwarten sind und messen Sie nach.</text:span></text:p>
        </text:list-item>
        <text:list-item>
          <text:p text:style-name="P10">Ersetzen Sie einen der Widerstände durch ein 10k-Potentiometer. Welche Spannungen messen Sie?</text:p>
        </text:list-item>
        <text:list-item>
          <text:p text:style-name="P10">Stellen Sie mit dem Spannungsteiler eine passende Versorgungsspannung für eine LED ein und schließen Sie diese an. Was passiert?</text:p>
        </text:list-item>
      </text:list>
      <text:h text:style-name="P17" text:outline-level="3"/>
      <text:h text:style-name="P18" text:outline-level="3">Kondensatoren</text:h>
      <text:list xml:id="list134812844787109" text:continue-numbering="true" text:style-name="L1">
        <text:list-item>
          <text:p text:style-name="P7">Nehmen Sie einen Elektrolyt-Kondensator mit einer Kapazität von 47µF und laden Sie ihn im Breadboard auf, indem Sie die beiden Beine mit der Stromversorgung verbinden. Achten Sie auf die korrekte Polarität. Ziehen Sie den Kondensator ab und halten Sie seine Beine an die Beine einer LED. <text:span text:style-name="T9">Was passiert?</text:span></text:p>
        </text:list-item>
      </text:list>
      <text:h text:style-name="P16" text:outline-level="3">LED-Vorwiderstand</text:h>
      <text:p text:style-name="P1"><text:span text:style-name="T2">L</text:span><text:span text:style-name="T1">EDs müssen immer mit einem in Reihe geschalteten Vorwiderstand betrieben werden, damit an der LED nur die gewünschte Spannung (in der Regel ca. 2 V) anliegt. Den Wert des Vorwiderstands kann man berechnen, indem man die Kombination aus Vorwiderstand und LED als einen Spannungsteiler betrachtet. Für die LED können Sie den “Widerstand” ausrechnen, indem Sie die akzeptable Spannung (z.B. 1,9 V) durch die akzeptable Stromstärke (z.B. 20 mA) teilen. </text:span></text:p>
      <text:list xml:id="list134811704362223" text:continue-numbering="true" text:style-name="L1">
        <text:list-item>
          <text:p text:style-name="P13">Berechnen Sie, welchen Vorwiderstand man für eine rote LED ungefähr bräuchte.<text:line-break/></text:p>
        </text:list-item>
        <text:list-item>
          <text:p text:style-name="P9">Welche Spannung liegt an der roten LED an, wenn man einen Vorwiderstand von 220 Ohm verwendet? Berechnen und messen Sie. </text:p>
        </text:list-item>
      </text:list>
      <text:h text:style-name="P16" text:outline-level="3">Komplexe(re) Schaltungen: Der 555-Timer</text:h>
      <text:p text:style-name="P2">Lesen Sie das Datenblatt für den 555-Timer-IC und bauen Sie die Schaltung in <text:span text:style-name="T8">Figure 6</text:span> <text:s/><text:span text:style-name="T10">(astable) </text:span>auf. Verwenden Sie folgende Bauteile für R<text:span text:style-name="T5">A</text:span>, R<text:span text:style-name="T5">B</text:span>, C<text:span text:style-name="T5">1</text:span> und C<text:span text:style-name="T5">2</text:span>:</text:p>
      <text:p text:style-name="P3">R<text:span text:style-name="T5">A</text:span>: 10 kΩ . R<text:span text:style-name="T5">B</text:span>: Potentiometer 0-10 kΩ, C<text:span text:style-name="T5">1</text:span>: 47 µF, C<text:span text:style-name="T5">2</text:span>: 10 pF</text:p>
      <text:p text:style-name="P4">An Pin 3 des 555ers soll eine LED mit Vorwiderstand hängen.</text:p>
      <text:list xml:id="list134813133139378" text:continue-numbering="true" text:style-name="L1">
        <text:list-item>
          <text:p text:style-name="P14">Bauen Sie die Schaltung zuerst mit langen <text:span text:style-name="T9">Steckbrücken </text:span>auf und testen Sie diese.<text:line-break/></text:p>
        </text:list-item>
        <text:list-item>
          <text:p text:style-name="P14">Wenn die Schaltung funktioniert, ersetzen Sie die langen Kabel mit möglichst kurzen Drahtbrücken, um eine übersichtlichere Schaltung zu erhalten.<text:line-break/></text:p>
        </text:list-item>
        <text:list-item>
          <text:p text:style-name="P15">Hängen Sie einen Lautsprecher an Pin 3. Was passiert? Verändern Sie die Schaltung so, dass ein hörbarer Ton entsteht.</text:p>
          <text:p text:style-name="P15"/>
        </text:list-item>
        <text:list-item>
          <text:p text:style-name="P15">Bauen Sie die Schaltung so um, dass Sie zwei Taster zur Verfügung haben, mit denen Sie jeweils einen anderen Ton erzeugen könne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Frutiger Next LT W1G" svg:font-family="'Frutiger Next LT W1G'"/>
    <style:font-face style:name="Frutiger Next LT W1G1" svg:font-family="'Frutiger Next LT W1G'"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8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Frutiger Next LT W1G" fo:font-family="'Frutiger Next LT W1G'"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ext-properties fo:font-size="14pt" fo:font-weight="bold" fo:background-color="transparent"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09:22:36.388667016</meta:creation-date>
    <meta:editing-duration>P3DT16H15M4S</meta:editing-duration>
    <meta:editing-cycles>21</meta:editing-cycles>
    <meta:generator>LibreOffice/6.1.5.2$Linux_X86_64 LibreOffice_project/10$Build-2</meta:generator>
    <meta:initial-creator>Raphael Wimmer</meta:initial-creator>
    <dc:date>2019-09-16T13:48:11.603771832</dc:date>
    <meta:print-date>2019-09-16T13:46:05.547470668</meta:print-date>
    <meta:document-statistic meta:table-count="0" meta:image-count="0" meta:object-count="0" meta:page-count="2" meta:paragraph-count="26" meta:word-count="469" meta:character-count="3036" meta:non-whitespace-character-count="2601"/>
  </office:meta>
</office:document-meta>
</file>